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Narrow" svg:font-family="'Arial Narrow'"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Narrow" fo:language="en" fo:country="US" officeooo:paragraph-rsid="0014c5fd"/>
    </style:style>
    <style:style style:name="P2" style:family="paragraph" style:parent-style-name="Standard">
      <style:paragraph-properties fo:text-align="justify" style:justify-single-word="false"/>
      <style:text-properties style:font-name="Arial Narrow" fo:language="en" fo:country="US" fo:font-weight="bold" officeooo:paragraph-rsid="0014c5fd" style:font-weight-asian="bold"/>
    </style:style>
    <style:style style:name="P3" style:family="paragraph" style:parent-style-name="Standard">
      <style:paragraph-properties fo:text-align="justify" style:justify-single-word="false"/>
      <style:text-properties style:font-name="Arial Narrow" officeooo:paragraph-rsid="0014c5fd"/>
    </style:style>
    <style:style style:name="P4" style:family="paragraph" style:parent-style-name="Standard">
      <style:paragraph-properties fo:text-align="justify" style:justify-single-word="false"/>
      <style:text-properties style:font-name="Arial Narrow" fo:language="en" fo:country="GB" officeooo:paragraph-rsid="0014c5fd" style:font-name-complex="Helvetica"/>
    </style:style>
    <style:style style:name="P5" style:family="paragraph" style:parent-style-name="Standard">
      <style:paragraph-properties fo:text-align="justify" style:justify-single-word="false"/>
      <style:text-properties officeooo:paragraph-rsid="0014c5fd"/>
    </style:style>
    <style:style style:name="P6" style:family="paragraph" style:parent-style-name="Título2">
      <style:paragraph-properties fo:text-align="justify" style:justify-single-word="false"/>
      <style:text-properties officeooo:paragraph-rsid="0014c5fd"/>
    </style:style>
    <style:style style:name="P7" style:family="paragraph" style:parent-style-name="Título2">
      <style:paragraph-properties fo:text-align="justify" style:justify-single-word="false"/>
      <style:text-properties fo:color="#000000" style:font-name="Arial Narrow" fo:font-size="11pt" fo:language="en" fo:country="US" officeooo:paragraph-rsid="0014c5fd" style:font-name-asian="Arial" style:font-size-asian="11pt" style:font-name-complex="Arial" style:font-size-complex="11pt"/>
    </style:style>
    <style:style style:name="P8" style:family="paragraph" style:parent-style-name="desc">
      <style:paragraph-properties fo:text-align="justify" style:justify-single-word="false"/>
      <style:text-properties officeooo:paragraph-rsid="0014c5fd"/>
    </style:style>
    <style:style style:name="P9" style:family="paragraph" style:parent-style-name="desc">
      <loext:graphic-properties draw:fill="solid" draw:fill-color="#ffffff"/>
      <style:paragraph-properties fo:margin-top="0mm" fo:margin-bottom="0mm" loext:contextual-spacing="false" fo:text-align="justify" style:justify-single-word="false" fo:background-color="#ffffff"/>
      <style:text-properties officeooo:paragraph-rsid="0014c5fd"/>
    </style:style>
    <style:style style:name="T1" style:family="text">
      <style:text-properties fo:color="#000000" style:font-name="Arial Narrow" fo:font-size="11pt" fo:language="en" fo:country="US" style:font-name-asian="Arial" style:font-size-asian="11pt" style:font-name-complex="Arial" style:font-size-complex="11pt"/>
    </style:style>
    <style:style style:name="T2" style:family="text">
      <style:text-properties fo:color="#000000" style:font-name="Arial Narrow" fo:font-size="11pt" fo:language="en" fo:country="US" style:font-name-asian="Arial" style:font-size-asian="11pt" style:font-size-complex="11pt"/>
    </style:style>
    <style:style style:name="T3" style:family="text">
      <style:text-properties fo:color="#000000" style:font-name="Arial Narrow" fo:font-size="11pt" fo:language="en" fo:country="US" fo:font-weight="bold" style:font-name-asian="Arial" style:font-size-asian="11pt" style:font-weight-asian="bold" style:font-name-complex="Arial" style:font-size-complex="11pt"/>
    </style:style>
    <style:style style:name="T4" style:family="text">
      <style:text-properties fo:color="#000000" style:font-name="Arial Narrow" fo:font-size="11pt" style:font-name-asian="Arial" style:font-size-asian="11pt" style:font-name-complex="Arial" style:font-size-complex="11pt"/>
    </style:style>
    <style:style style:name="T5" style:family="text">
      <style:text-properties fo:color="#000000" style:font-name="Arial Narrow" fo:font-size="11pt" fo:font-weight="bold" style:font-name-asian="Arial" style:font-size-asian="11pt" style:font-weight-asian="bold" style:font-name-complex="Arial" style:font-size-complex="11pt"/>
    </style:style>
    <style:style style:name="T6" style:family="text">
      <style:text-properties fo:color="#000000" style:font-name="Arial Narrow" fo:language="en" fo:country="US" style:font-name-asian="Arial" style:font-name-complex="Arial"/>
    </style:style>
    <style:style style:name="T7" style:family="text">
      <style:text-properties fo:color="#000000" style:font-name="MS Gothic" fo:font-size="11pt" fo:language="en" fo:country="US" style:font-name-asian="MS Gothic1" style:font-size-asian="11pt" style:font-name-complex="MS Gothic1" style:font-size-complex="11pt"/>
    </style:style>
    <style:style style:name="T8" style:family="text">
      <style:text-properties style:font-name="Arial Narrow"/>
    </style:style>
    <style:style style:name="T9" style:family="text">
      <style:text-properties style:font-name="Arial Narrow" fo:font-weight="bold" style:font-weight-asian="bold"/>
    </style:style>
    <style:style style:name="T10" style:family="text">
      <style:text-properties style:font-name="Arial Narrow" fo:language="en" fo:country="US"/>
    </style:style>
    <style:style style:name="T11" style:family="text">
      <style:text-properties style:font-name="Arial Narrow" fo:language="en" fo:country="US" fo:font-weight="bold" style:font-weight-asian="bold"/>
    </style:style>
    <style:style style:name="T12" style:family="text">
      <style:text-properties style:font-name="Arial Narrow" fo:language="en" fo:country="US" fo:font-style="italic" style:font-style-asian="italic"/>
    </style:style>
    <style:style style:name="T13" style:family="text">
      <style:text-properties style:font-name="Arial Narrow" fo:language="en" fo:country="GB"/>
    </style:style>
    <style:style style:name="T14" style:family="text">
      <style:text-properties style:font-name="Cambria Math" fo:language="en" fo:country="US" style:font-name-complex="Cambria Math1"/>
    </style:style>
    <style:style style:name="T15" style:family="text">
      <style:text-properties fo:color="#1155cc" style:font-name="Arial Narrow"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BLICATIONS </text:p>
      <text:p text:style-name="P2">In Scientific peer-reviewed journals:</text:p>
      <text:p text:style-name="P2"/>
      <text:p text:style-name="P9"><text:span text:style-name="T1">(25) Barroca M, Santos G,</text:span><text:span text:style-name="T6"> </text:span><text:span text:style-name="T3">Johansson B</text:span><text:span text:style-name="T1">, Gillotin F, Feller G, Collins T. (2017). </text:span><text:a xlink:type="simple" xlink:href="https://www.ncbi.nlm.nih.gov/pubmed/27871378" text:style-name="Internet_20_link" text:visited-style-name="Visited_20_Internet_20_Link"><text:span text:style-name="T2">Deciphering the factors defining the pH-dependence of a commercial glycoside hydrolase family 8 enzyme.</text:span></text:a><text:span text:style-name="T1"> Enzyme Microb Technol. 96:163-169. doi: 10.1016/j.enzmictec.2016.10.011. </text:span></text:p>
      <text:p text:style-name="P2"/>
      <text:p text:style-name="P8"><text:span text:style-name="T4">(24) Costa CE, Romaní A, Cunha JT, </text:span><text:span text:style-name="T5">Johansson B</text:span><text:span text:style-name="T4">, Domingues L. (2017). </text:span><text:span text:style-name="T1">I</text:span><text:a xlink:type="simple" xlink:href="https://www.ncbi.nlm.nih.gov/pubmed/28013133" text:style-name="Internet_20_link" text:visited-style-name="Visited_20_Internet_20_Link">ntegrated approach for selecting efficient Saccharomyces cerevisiae for industrial lignocellulosic fermentations: Importance of yeast chassis linked to process conditions.</text:a><text:span text:style-name="T1"> Bioresour Technol. 227:24-34. doi: 10.1016/j.biortech.2016.12.016. [Epub ahead of print].</text:span></text:p>
      <text:p text:style-name="P6"><text:span text:style-name="T1">(23) Pereira F, Azevedo F, Parachin NS, Hahn-Hägerdal B, Gorwa-Grauslund MF, </text:span><text:span text:style-name="T3">Johansson B</text:span><text:span text:style-name="T1"> (2016). </text:span><text:a xlink:type="simple" xlink:href="https://www.ncbi.nlm.nih.gov/pubmed/26916955" text:style-name="Internet_20_link" text:visited-style-name="Visited_20_Internet_20_Link">Yeast Pathway Kit: A Method for Metabolic Pathway Assembly with Automatically Simulated Executable Documentation.</text:a><text:span text:style-name="T1"> ACS Synth Biol 5(5):386-94. doi: 10.1021/acssynbio.5b00250.</text:span></text:p>
      <text:p text:style-name="P7"/>
      <text:p text:style-name="P6"><text:span text:style-name="T4">(22) Carvalho DO, Oliveira R, </text:span><text:span text:style-name="T5">Johansson B</text:span><text:span text:style-name="T4">, Guido LF. </text:span><text:span text:style-name="T1">(2016). Dose-Dependent Protective and Inductive Effects</text:span><text:span text:style-name="T7"> </text:span><text:span text:style-name="T1">of Xanthohumol on Oxidative DNA Damage in</text:span><text:span text:style-name="T7"> </text:span><text:span text:style-name="T1">Saccharomyces cerevisiae. Food Technol Biotechnol. 54(1):60-69.</text:span></text:p>
      <text:p text:style-name="P2"/>
      <text:p text:style-name="P5"><text:span text:style-name="T8">(21) Pereira F, Azevedo F, Carvalho A, Ribeiro GF, Budde MW, </text:span><text:span text:style-name="T9">Johansson B</text:span><text:span text:style-name="T8">. (2015). </text:span><text:span text:style-name="T10">Pydna: a simulation and documentation tool for DNA assembly strategies using python. BMC Bioinformatics. 2;16:142. doi: 10.1186/s12859-015-0544-x.</text:span></text:p>
      <text:p text:style-name="P1"/>
      <text:p text:style-name="P5"><text:span text:style-name="T10">(20) Romaní A, Pereira F, </text:span><text:span text:style-name="T11">Johansson B</text:span><text:span text:style-name="T10"> and Domingues L. (2015). Metabolic engineering of Saccharomyces cerevisiae ethanol strains PE-2 and CAT-1 for efficient lignocellulosic fermentation. </text:span><text:span text:style-name="T8">Bioresour Technol. 179C, 150–158.</text:span></text:p>
      <text:p text:style-name="P3"/>
      <text:p text:style-name="P5"><text:span text:style-name="T8">(19) Carmello JC, Pavarina AC, Oliveira R, </text:span><text:span text:style-name="T9">Johansson B</text:span><text:span text:style-name="T8">. (2015). </text:span><text:span text:style-name="T10">Genotoxic effect of photodynamic therapy mediated by curcumin on Candida albicans. </text:span><text:span text:style-name="T8">FEMS Yeast Res. 15(4):fov018. doi: 10.1093/femsyr/fov018. Epub 2015 Apr 2.</text:span></text:p>
      <text:p text:style-name="P3"/>
      <text:p text:style-name="P5"><text:span text:style-name="T8">(18) Carvalho A, Pereira F and </text:span><text:span text:style-name="T9">Johansson B</text:span><text:span text:style-name="T8">.</text:span><text:span text:style-name="T9"> </text:span><text:span text:style-name="T8">(2013). </text:span><text:span text:style-name="T10">The MX4blaster cassette: repeated and clean </text:span><text:span text:style-name="T12">Saccharomyces cerevisiae </text:span><text:span text:style-name="T10"><text:s/>genome modification using the genome</text:span><text:span text:style-name="T14">‐</text:span><text:span text:style-name="T10">wide deletion collection FEMS Yeast Research 13 (8), 711-719.</text:span></text:p>
      <text:p text:style-name="P1"/>
      <text:p text:style-name="P5"><text:span text:style-name="T8">(17) Bessa D, Pereira F, Moreira R, </text:span><text:span text:style-name="T9">Johansson B</text:span><text:span text:style-name="T8">• and Queirós O•. </text:span><text:span text:style-name="T13">(2012). </text:span><text:span text:style-name="T10">Improved gap repair cloning in yeast: treatment of the gapped vector with Taq DNA polymerase avoids vector self-ligation. Yeast. 29(10):419-23. •These authors contributed equally to this work.</text:span></text:p>
      <text:p text:style-name="P1"/>
      <text:p text:style-name="P5"><text:span text:style-name="T10">(16) Marques F, Azevedo F and </text:span><text:span text:style-name="T11">Johansson B</text:span><text:span text:style-name="T10">. (2011). Stimulation of DNA repair in </text:span><text:span text:style-name="T12">Saccharomyces cerevisiae</text:span><text:span text:style-name="T10"> by Ginkgo biloba leaf extract. Food Chem. Toxicol., 49: 1361–1366. </text:span><text:span text:style-name="T8">(Accessed March 29, 2012).</text:span></text:p>
      <text:p text:style-name="P3"/>
      <text:p text:style-name="P5"><text:span text:style-name="T8">(15) Azevedo F, Marques F, Fokt H, Oliveira R, </text:span><text:span text:style-name="T9">Johansson B</text:span><text:span text:style-name="T8">. (2011). </text:span><text:span text:style-name="T10">Measuring oxidative DNA damage and DNA repair using the Yeast Comet Assay. Yeast. 28: 55-61.</text:span></text:p>
      <text:p text:style-name="P1"/>
      <text:p text:style-name="P5"><text:soft-page-break/><text:span text:style-name="T8">(14) Vieira N, Pereira F, Casal M, Brown AJ, Paiva S and </text:span><text:span text:style-name="T9">Johansson B</text:span><text:span text:style-name="T8">. (2010). </text:span><text:span text:style-name="T10">Plasmids for in vivo construction of integrative </text:span><text:span text:style-name="T12">Candida albicans</text:span><text:span text:style-name="T10"> vectors in </text:span><text:span text:style-name="T12">Saccharomyces cerevisiae</text:span><text:span text:style-name="T10">. Yeast. 27: 933-9.</text:span></text:p>
      <text:p text:style-name="P1"/>
      <text:p text:style-name="P5"><text:span text:style-name="T10">(13) Vieira N, Casal M, </text:span><text:span text:style-name="T11">Johansson B</text:span><text:span text:style-name="T10">, Maccallum DM, Brown AJ and Paiva S. (2010). Functional specialization and differential regulation of short chain carboxylic acid transporters in the pathogen </text:span><text:span text:style-name="T12">Candida albicans</text:span><text:span text:style-name="T10">. </text:span><text:span text:style-name="T8">Mol Microbiol 75: 1337-54.</text:span></text:p>
      <text:p text:style-name="P3"/>
      <text:p text:style-name="P5"><text:span text:style-name="T8">(12) Pereira C, Silva RD, Saraiva L, </text:span><text:span text:style-name="T9">Johansson B</text:span><text:span text:style-name="T8">, Sousa MJ and Côrte-Real M. (2008). </text:span><text:span text:style-name="T10">Mitochondria dependent apoptosis in yeast. Biochim Biophys Acta. 1783: 1286-302. </text:span></text:p>
      <text:p text:style-name="P1"/>
      <text:p text:style-name="P5"><text:span text:style-name="T10">(11) Ribeiro GF, Corte-Real M and </text:span><text:span text:style-name="T11">Johansson B</text:span><text:span text:style-name="T10">. (2006). Characterization of DNA Damage in Yeast Apoptosis Induced by Hydrogen Peroxide, Acetic Acid, and Hyperosmotic Shock. (2006) Mol Biol Cell 17:4584-4591.</text:span></text:p>
      <text:p text:style-name="P1"/>
      <text:p text:style-name="P5"><text:span text:style-name="T10">(10) Silva RD, Sotoca R, </text:span><text:span text:style-name="T11">Johansson B</text:span><text:span text:style-name="T10">, Ludovico P, Sansonetty F, Silva MT, Peinado JM and Côrte-Real M. (2005). Hyperosmotic stress induces metacaspase- and mitochondria-dependent apoptosis in </text:span><text:span text:style-name="T12">Saccharomyces cerevisiae</text:span><text:span text:style-name="T10">. RDS and RS contributed equally to the work. Mol Microbiol 58: 824-834.</text:span></text:p>
      <text:p text:style-name="P1"/>
      <text:p text:style-name="P5"><text:span text:style-name="T10">(9) Davidsson R, </text:span><text:span text:style-name="T11">Johansson B</text:span><text:span text:style-name="T10">, Passoth V, Bengtsson M, Laurell T, Emnéus JA. (2004). Microfluidic system for monitoring the dynamics of cellular events: time separated production of glucose and ethanol by yeast cells immobilized on silicon microchips, using immobilized enzyme microchip catalyzed chemiluminescence detection. Lab on a chip 4(5): 488-494.</text:span></text:p>
      <text:p text:style-name="P1"/>
      <text:p text:style-name="P5"><text:span text:style-name="T10">(8) Jeppson M, Träff K, </text:span><text:span text:style-name="T11">Johansson B</text:span><text:span text:style-name="T10">, Hahn-Hägerdal B and Gorwa-Grauslund MF. (2003). Effect of enhanced xylose reductase activity on xylose consumption and product distribution in xylose-fermenting recombinant </text:span><text:span text:style-name="T12">Saccharomyces cerevisiae</text:span><text:span text:style-name="T10">. FEMS Yeast research 3: 167-175.</text:span></text:p>
      <text:p text:style-name="P1"/>
      <text:p text:style-name="P5"><text:span text:style-name="T10">(7) Jeppson M, </text:span><text:span text:style-name="T11">Johansson B</text:span><text:span text:style-name="T10">, Jensen PR, Hahn-Hägerdal B and Gorwa-Grauslund MF. (2003). Reduced by-product formation from xylose by modulation of the glucose 6-phosphate dehydrogenase gene of </text:span><text:span text:style-name="T12">Saccharomyces cerevisiae</text:span><text:span text:style-name="T10">. Yeast 20: 1263-1272.</text:span></text:p>
      <text:p text:style-name="P1"/>
      <text:p text:style-name="P5"><text:span text:style-name="T10">(6) Zaldivar J, Borges A, </text:span><text:span text:style-name="T11">Johansson B</text:span><text:span text:style-name="T10">, Smits HP, Villas-Bôas SG, Nielsen J and Olsson L. (2002). Fermentation performance and intracellular metabolite patterns in laboratory and industrial xylose fermenting </text:span><text:span text:style-name="T12">Saccharomyces cerevisiae</text:span><text:span text:style-name="T10">. Applied Microbiology and Biotechnology 59: 436-442.</text:span></text:p>
      <text:p text:style-name="P1"/>
      <text:p text:style-name="P5"><text:span text:style-name="T10">(5) </text:span><text:span text:style-name="T11">Johansson B</text:span><text:span text:style-name="T10"> and Hahn-Hägerdal B. (2002). The non-oxidative pentose phosphate pathway controls the fermentation rate of xylulose but not of xylose in </text:span><text:span text:style-name="T12">Saccharomyces cerevisiae</text:span><text:span text:style-name="T10"> TMB3001. FEMS Yeast research 2: 277-282.</text:span></text:p>
      <text:p text:style-name="P1"/>
      <text:p text:style-name="P5"><text:span text:style-name="T10">(4) Jeppson M•, </text:span><text:span text:style-name="T11">Johansson B</text:span><text:span text:style-name="T10">•, Hahn-Hägerdal B and Gorwa-Grauslund MF (2002). Reduced Oxidative Pentose Phosphate Pathway Flux in Recombinant Xylose Utilising </text:span><text:span text:style-name="T12">Saccharomyces cerevisiae</text:span><text:span text:style-name="T10"> strains improves the ethanol formation from xylose. Applied and Environmental Microbiology 68: 1604-1609 •MJ and BJ contributed equally to this paper.</text:span></text:p>
      <text:p text:style-name="P1"/>
      <text:p text:style-name="P5"><text:span text:style-name="T10">(3) </text:span><text:span text:style-name="T11">Johansson B</text:span><text:span text:style-name="T10">. and Hahn-Hägerdal B. (2002). Over-expression of the pentose phosphate pathway using a new CRE/loxP expression vector for repeated genomic integration in </text:span><text:span text:style-name="T12">Saccharomyces cerevisiae</text:span><text:span text:style-name="T10">. Yeast 19: 225-231.</text:span></text:p>
      <text:p text:style-name="P1"/>
      <text:p text:style-name="P5"><text:span text:style-name="T10">(2) Johansson B, Christensson C, Hobley T and Hahn-Hägerdal B. (2001). Xylulokinase overexpression in two strains of </text:span><text:span text:style-name="T12">Saccharomyces cervisiae</text:span><text:span text:style-name="T10"> also expressing xylose reductase and xylitol dehydrogenase and its effect on fermentation of xylose and ligno-cellulosic hydrolysate. Applied and Environmental Microbiology 67: 4249-4255.</text:span></text:p>
      <text:p text:style-name="P1"/>
      <text:p text:style-name="P5"><text:soft-page-break/><text:span text:style-name="T10">(1) Eliasson A, Boles E, </text:span><text:span text:style-name="T11">Johansson B</text:span><text:span text:style-name="T10">, Österberg M, Thevelein J M, Spencer-Martins I, Juhnke H and Hahn-Hägerdal B. (2000). Xylulose fermentation by mutant and wild-type strains of </text:span><text:span text:style-name="T12">Zygosaccharomyces</text:span><text:span text:style-name="T10"> and </text:span><text:span text:style-name="T12">Saccharomyces cerevisiae</text:span><text:span text:style-name="T10">. Applied Microbiology and Biotechnology 53: 376-382.</text:span></text:p>
      <text:p text:style-name="P1"/>
      <text:p text:style-name="P2">Book Chapters</text:p>
      <text:p text:style-name="P1"/>
      <text:p text:style-name="P5"><text:span text:style-name="T10">(4) Oliveira R and </text:span><text:span text:style-name="T11">Johansson B</text:span><text:span text:style-name="T10">. Quantitative DNA Damage and Repair Measurement with the Yeast Comet Assay. In DNA Repair Protocols. Methods in molecular biology (Clifton, NJ) 920, 101 Invited chapter, editor Lotte Bjergbaek.</text:span></text:p>
      <text:p text:style-name="P1"/>
      <text:p text:style-name="P5"><text:span text:style-name="T8">(3) </text:span><text:span text:style-name="T9">Johansson B</text:span><text:span text:style-name="T8">, Saraiva L and Corte-Real M. Chapter “Nutrição e crescimento microbiano” in "Microbiologia Geral" (Vol. </text:span><text:span text:style-name="T10">I, p.N/A), Lisboa: Editora Lidel. ISBN: 978-972-757-024-9.</text:span></text:p>
      <text:p text:style-name="P1"/>
      <text:p text:style-name="P5"><text:span text:style-name="T10">(2) </text:span><text:span text:style-name="T11">Johansson B</text:span><text:span text:style-name="T10"> and Hahn-Hägerdal B. (2004). Multiple gene expression by chromosomal integration and CRE-loxP mediated marker recycling in Saccharomyces cerevisiae, 287-296 . In P. Balbas and A. Lorence (ed.), Recombinant Gene Expression: Reviews and Protocols, 2 ed. Humana Press. ISBN: 1-58829-262-2.</text:span></text:p>
      <text:p text:style-name="P1"/>
      <text:p text:style-name="P5"><text:span text:style-name="T10">(1) Koebmann BJ, Tornø J, </text:span><text:span text:style-name="T11">Johansson B</text:span><text:span text:style-name="T10"> and Jensen PR. (2003). Experimental modulation of gene expression, p. 155-179. In B. N. Kholodenko and H. V. Westerhoff (ed.), Metabolic Engineering in the Post Genomic Era. Horizon Scientific Press. ISBN: 0-9545232-2-9.</text:span></text:p>
      <text:p text:style-name="P1"/>
      <text:p text:style-name="P2">Educational Research:</text:p>
      <text:p text:style-name="P2"/>
      <text:p text:style-name="P1">(1) Azevedo M, Duarte S, Paiva S and Johansson B. (2013). Implementation of a laboratory teaching module on human physiology to Portuguese students in regular Biology classes. Education Research Journal 3(7): 180- 191.</text:p>
      <text:p text:style-name="P1"/>
      <text:p text:style-name="P2"/>
      <text:p text:style-name="P2">Abstracts in Proceedings</text:p>
      <text:p text:style-name="P1"/>
      <text:p text:style-name="P5"><text:span text:style-name="T10">(7) Vieira N, Pereira F, Paiva S, Casal M, Brown A and </text:span><text:span text:style-name="T11">Johansson B</text:span><text:span text:style-name="T10">. Plasmids for in vivo construction of integrative Candida albicans vectors in Saccharomyces cerevisiae. 25th International Conference on Yeast Genetics and Molecular biology. Olsztyn, Poland. 11-16 July 2011. Yeast Vol 28, Supp 1. </text:span></text:p>
      <text:p text:style-name="P1"/>
      <text:p text:style-name="P5"><text:span text:style-name="T8">(6) Azevedo F, Oliveira R, </text:span><text:span text:style-name="T9">Johansson B</text:span><text:span text:style-name="T8">. (2009). </text:span><text:span text:style-name="T10">Studies of DNA repair and toxicity after an oxidative challenge by hydrogen peroxide in Saccharomyces cerevisiae. YEAST, Volume 26 Issue S1, Pages S19 - S259. Supplement: Abstracts of the 24th International Conference on Yeast Genetics and Molecular</text:span></text:p>
      <text:p text:style-name="P1">Biology, Manchester, UK. July 2009.</text:p>
      <text:p text:style-name="P1"/>
      <text:p text:style-name="P5"><text:span text:style-name="T10">(5) Vieira N, Casal M, </text:span><text:span text:style-name="T11">Johansson B</text:span><text:span text:style-name="T10">, MacCallum D, Odds F, Brown A and Paiva S. (2009). Functional specialization and differential regulation of short chain carboxylic acid transporters in the pathogen Candida albicans. YEAST, Volume 26 Issue S1, Pages S19 - S259. Supplement: Abstracts of the 24th International Conference on Yeast Genetics and Molecular Biology, Manchester, UK. July 2009.</text:span></text:p>
      <text:p text:style-name="P1"/>
      <text:p text:style-name="P5"><text:span text:style-name="T10">(4) </text:span><text:span text:style-name="T11">Johansson B</text:span><text:span text:style-name="T10"> and Côrte-Real M. (2003). A new two-hybrid technique for screening of cytochrome C-protein interactions. Yeast, 20. Book of abstracts of the XXI International Conference on Yeast Genetics and Molecular Biology, Göteborg, Sweden.</text:span></text:p>
      <text:p text:style-name="P5"><text:span text:style-name="T10">(3) Jeppsson M, </text:span><text:span text:style-name="T11">Johansson B</text:span><text:span text:style-name="T10">, Träff K, Hahn-Hägerdal B and Gorwa-Grauslund MF. (2003). Use of metabolic engineering to enhance xylose consumption rate yield in recombinant Saccharomyces cerevisiae. Yeast, 20. Book of abstracts of the XXI International Conference on Yeast Genetics and Molecular Biology, Göteborg, Sweden.</text:span></text:p>
      <text:p text:style-name="P1"/>
      <text:p text:style-name="P5"><text:soft-page-break/><text:span text:style-name="T10">(2) Davidsson R, Bengtsson M, </text:span><text:span text:style-name="T11">Johansson B</text:span><text:span text:style-name="T10">, Passoth V, Laurell T and Emnéus J. (2001). A micro total analysis system (</text:span><text:span text:style-name="T8">μ</text:span><text:span text:style-name="T10">TAS) for monitoring immobilized yeast cells using an enzymatic chemiluminescent detection system. In Micro Total Analysis Systems, pp 287-288, Eds. Michael Ramsey &amp; Albert van den Berg, Kluwer Academic Publishers, Dordrecht 2001. The </text:span><text:span text:style-name="T8">μ</text:span><text:span text:style-name="T10">TAS 2001 Symposium, Monterey, CA, USA, 21-25 October 2001.</text:span></text:p>
      <text:p text:style-name="P1"/>
      <text:p text:style-name="P5"><text:span text:style-name="T10">(1)</text:span><text:span text:style-name="T11"> Johansson B</text:span><text:span text:style-name="T10">, Piskur J, Hahn-Hägerdal B and Jensen PR. (1999). Artificial promoters for metabolic optimization of Saccharomyces cerevisiae. Current Genetics, 35 Book of Abstracts of the XIX International Conference on Yeast Genetics and Molecular Biology, Rimini, Italy.</text:span></text:p>
      <text:p text:style-name="P1"/>
      <text:p text:style-name="P1"/>
      <text:p text:style-name="P2">PROJECTS</text:p>
      <text:p text:style-name="P1"/>
      <text:p text:style-name="P2">Ongoing Projects:</text:p>
      <text:p text:style-name="P2"/>
      <text:p text:style-name="P4">Member of the research project EcoAgriFood: Innovative green products and processes to promote Agri-Food BioEconomy. Ref.: NORTE-01-0145-FEDER-000009. Starting Date: 01/06/2016. Closing Date: 31/05/2019. Total Budget: 1.289.747,00€.</text:p>
      <text:p text:style-name="P1"/>
      <text:p text:style-name="P1"/>
      <text:p text:style-name="P2">Concluded projects:</text:p>
      <text:p text:style-name="P2"/>
      <text:p text:style-name="P1">Principal Investigator of the project “MycoFat: Metabolic engineering of yeast fatty acids synthesis for biodiesel production”. Project financed by FCT, PTDC/AAC-AMB/120940/2010. Budget 110.920,00€.</text:p>
      <text:p text:style-name="P1"/>
      <text:p text:style-name="P1">Member of the project "Unravelling the determinants of xylanase function and stability and enhancing the biotechnological value of a highly active Antarctic xylanase." Project financed by FCT, EXPL/BBB-BIO/1772/2013 PI James Anthony, Collins Universidade do Minho Project will start in April 2014. Budget 43.590,00€.</text:p>
      <text:p text:style-name="P1"/>
      <text:p text:style-name="P5"><text:span text:style-name="T10">Lead partner in Work Package 2 - Ethanol Production of the New Improvements for Ligno-cellulosic Ethanol (NILE) Integrated Project carried out within the 6th Framework Program of the European Union. </text:span><text:span text:style-name="T8">2008-2009 </text:span><text:a xlink:type="simple" xlink:href="http://www.nile-bioethanol.org/" text:style-name="Internet_20_link" text:visited-style-name="Visited_20_Internet_20_Link"><text:span text:style-name="T15">http://www.nile-bioethanol.org</text:span></text:a></text:p>
      <text:p text:style-name="P3"/>
      <text:p text:style-name="P3">Member of the research project PTDC/BIA-BCM/69448/2006 “Elucidação da apoptose induzida pela ceramida: modulação das isoformas da cínase C de proteína”. PI Professor Manuela Côrte-Real (2008-2010).</text:p>
      <text:p text:style-name="P3"/>
      <text:p text:style-name="P5"><text:span text:style-name="T8">Member of the research project NaturPlas – Novos materiais com base em recursos naturais da euro- região: aplicações na indústria automóvel. </text:span><text:span text:style-name="T10">Project financed by the program INTERREG III A, from 2004- 2005, and coordinated by Professor António Cunha.</text:span></text:p>
      <text:p text:style-name="P1"/>
      <text:p text:style-name="P1">Participation in research projects as a PhD student at the Department of Applied Microbiology, University of Lund, Sw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Narrow" svg:font-family="'Arial Narrow'"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sc"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2"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örn </meta:initial-creator>
    <meta:creation-date>2017-03-30T10:21:50.795623040</meta:creation-date>
    <dc:date>2017-03-30T10:22:17.919257481</dc:date>
    <dc:creator>Björn </dc:creator>
    <meta:editing-duration>PT27S</meta:editing-duration>
    <meta:editing-cycles>1</meta:editing-cycles>
    <meta:document-statistic meta:table-count="0" meta:image-count="0" meta:object-count="0" meta:page-count="4" meta:paragraph-count="53" meta:word-count="1584" meta:character-count="11347" meta:non-whitespace-character-count="9812"/>
    <meta:generator>LibreOffice/5.2.3.2$Linux_X86_64 LibreOffice_project/20m0$Build-2</meta:generator>
  </office:meta>
</office:document-meta>
</file>